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c92" officeooo:paragraph-rsid="0000ec92"/>
    </style:style>
    <style:style style:name="P2" style:family="paragraph" style:parent-style-name="Standard" style:list-style-name="L1">
      <style:text-properties officeooo:paragraph-rsid="0000ec92"/>
    </style:style>
    <style:style style:name="P3" style:family="paragraph" style:parent-style-name="Standard" style:list-style-name="L1">
      <style:text-properties officeooo:rsid="00031e4e" officeooo:paragraph-rsid="00031e4e"/>
    </style:style>
    <style:style style:name="P4" style:family="paragraph" style:parent-style-name="Standard" style:list-style-name="L1">
      <style:text-properties officeooo:rsid="000405cd" officeooo:paragraph-rsid="000405cd"/>
    </style:style>
    <style:style style:name="P5" style:family="paragraph" style:parent-style-name="Standard" style:list-style-name="L1">
      <style:text-properties officeooo:rsid="00042968" officeooo:paragraph-rsid="00042968"/>
    </style:style>
    <style:style style:name="T1" style:family="text">
      <style:text-properties officeooo:rsid="00026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958048483"/>Dictionaries and Sets<text:bookmark-end text:name="__DdeLink__0_958048483"/></text:p>
      <text:list xml:id="list7965189163797808600" text:style-name="L1">
        <text:list-item>
          <text:p text:style-name="P2"><text:bookmark-start text:name="__DdeLink__4_958048483"/><text:a xlink:type="simple" xlink:href="../dictionariesAndSets.py" text:style-name="Internet_20_link" text:visited-style-name="Visited_20_Internet_20_Link"><text:span text:style-name="T1">/home/tristan/CSE107/Notes/dictionariesAndSets.py</text:span></text:a><text:bookmark-end text:name="__DdeLink__4_958048483"/></text:p>
        </text:list-item>
        <text:list-item>
          <text:p text:style-name="P3">Dictionaries</text:p>
          <text:list>
            <text:list-item>
              <text:p text:style-name="P3">to retrieve a value from a dictionary: specify its key </text:p>
            </text:list-item>
            <text:list-item>
              <text:p text:style-name="P3">d = {“red”: (1,0,0), “green”:(0,1,0)</text:p>
            </text:list-item>
            <text:list-item>
              <text:p text:style-name="P3">d[“red”] = 1,0,0</text:p>
            </text:list-item>
            <text:list-item>
              <text:p text:style-name="P3">the dictionary can be reversible</text:p>
              <text:list>
                <text:list-item>
                  <text:p text:style-name="P3">colors = {(1,0,0):”red”}</text:p>
                </text:list-item>
              </text:list>
            </text:list-item>
            <text:list-item>
              <text:p text:style-name="P4">multiple definitions can be stored for one key</text:p>
              <text:list>
                <text:list-item>
                  <text:p text:style-name="P4">python: (“snake”,”programing lang”)</text:p>
                </text:list-item>
              </text:list>
            </text:list-item>
            <text:list-item>
              <text:p text:style-name="P4">attributes</text:p>
              <text:list>
                <text:list-item>
                  <text:p text:style-name="P4">d.keys() return a list of keys in the dictionary</text:p>
                </text:list-item>
                <text:list-item>
                  <text:p text:style-name="P4">d.values() return a list of values</text:p>
                </text:list-item>
                <text:list-item>
                  <text:p text:style-name="P4">d.items() Return a list of key, value tuples</text:p>
                </text:list-item>
              </text:list>
            </text:list-item>
            <text:list-item>
              <text:p text:style-name="P4">count the frequency of words in a string</text:p>
              <text:list>
                <text:list-item>
                  <text:p text:style-name="P4">initialize an empty dictionary</text:p>
                </text:list-item>
                <text:list-item>
                  <text:p text:style-name="P4">split the string </text:p>
                </text:list-item>
                <text:list-item>
                  <text:p text:style-name="P4">for every word in the list of words</text:p>
                  <text:list>
                    <text:list-item>
                      <text:p text:style-name="P4">if word in dictionary, increment count</text:p>
                    </text:list-item>
                    <text:list-item>
                      <text:p text:style-name="P4">else insert word into dictionary with a value of 1</text:p>
                    </text:list-item>
                  </text:list>
                </text:list-item>
                <text:list-item>
                  <text:p text:style-name="P4">use the in reserve work to test if a dictionary as a given key</text:p>
                  <text:list>
                    <text:list-item>
                      <text:p text:style-name="P4">colors = {’red’:(1,0,0), ...}</text:p>
                    </text:list-item>
                    <text:list-item>
                      <text:p text:style-name="P4">if ’red’ in colors: …</text:p>
                    </text:list-item>
                  </text:list>
                </text:list-item>
                <text:list-item>
                  <text:p text:style-name="P4">To test if a value is in the dictionary use .values()</text:p>
                  <text:list>
                    <text:list-item>
                      <text:p text:style-name="P4">colors = {’red’:(1,0,0), ...}</text:p>
                    </text:list-item>
                    <text:list-item>
                      <text:p text:style-name="P4">if (1,0,0) in colors.values(): …</text:p>
                    </text:list-item>
                  </text:list>
                </text:list-item>
                <text:list-item>
                  <text:p text:style-name="P4">example 1 in <text:a xlink:type="simple" xlink:href="../dictionariesAndSets.py" text:style-name="Internet_20_link" text:visited-style-name="Visited_20_Internet_20_Link"><text:span text:style-name="T1">/home/tristan/CSE107/Notes/dictionariesAndSets.py</text:span></text:a></text:p>
                </text:list-item>
              </text:list>
            </text:list-item>
          </text:list>
        </text:list-item>
        <text:list-item>
          <text:p text:style-name="P5">Sets</text:p>
          <text:list>
            <text:list-item>
              <text:p text:style-name="P5">a collection of objects in which only one copy of each object may exit</text:p>
              <text:list>
                <text:list-item>
                  <text:p text:style-name="P5">x = set()</text:p>
                </text:list-item>
                <text:list-item>
                  <text:p text:style-name="P5">a_set = {1,2,3,4}</text:p>
                </text:list-item>
              </text:list>
            </text:list-item>
            <text:list-item>
              <text:p text:style-name="P5">operations on sets</text:p>
              <text:list>
                <text:list-item>
                  <text:p text:style-name="P5">len() = length</text:p>
                </text:list-item>
                <text:list-item>
                  <text:p text:style-name="P5">in </text:p>
                  <text:list>
                    <text:list-item>
                      <text:p text:style-name="P5">“a” in my_set</text:p>
                    </text:list-item>
                    <text:list-item>
                      <text:p text:style-name="P5">True</text:p>
                    </text:list-item>
                  </text:list>
                </text:list-item>
                <text:list-item>
                  <text:p text:style-name="P5">for</text:p>
                  <text:list>
                    <text:list-item>
                      <text:p text:style-name="P5">for element in my_set:</text:p>
                    </text:list-item>
                    <text:list-item>
                      <text:p text:style-name="P5">print(element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2-16T12:32:56.720852208</meta:creation-date>
    <dc:date>2015-02-16T13:34:54.272918527</dc:date>
    <dc:creator>Tristan Vigil</dc:creator>
    <meta:editing-duration>PT15M3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9" meta:word-count="228" meta:character-count="1189" meta:non-whitespace-character-count="1035"/>
  </office:meta>
</office:document-meta>
</file>